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08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13.26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Gewicht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Gesamtgewicht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tin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PRS/HX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HAS/MTX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RA 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RA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C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tterie</text:p>
          </table:table-cell>
          <table:table-cell table:number-columns-repeated="2"/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e LORA 1</text:p>
          </table:table-cell>
          <table:table-cell table:number-columns-repeated="2"/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e LORA 2</text:p>
          </table:table-cell>
          <table:table-cell table:number-columns-repeated="2"/>
          <table:table-cell table:formula="of:=[.B13]*[.C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e APRS/HX1</text:p>
          </table:table-cell>
          <table:table-cell table:number-columns-repeated="2"/>
          <table:table-cell table:formula="of:=[.B14]*[.C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e UKHAS/MTX2</text:p>
          </table:table-cell>
          <table:table-cell table:number-columns-repeated="2"/>
          <table:table-cell table:formula="of:=[.B15]*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enne GPS/ublox</text:p>
          </table:table-cell>
          <table:table-cell table:number-columns-repeated="2"/>
          <table:table-cell table:formula="of:=[.B16]*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yropor</text:p>
          </table:table-cell>
          <table:table-cell table:number-columns-repeated="2"/>
          <table:table-cell table:formula="of:=[.B17]*[.C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ckverbinder Antenne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8]*[.C18]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number-columns-repeated="2"/>
          <table:table-cell table:formula="of:=SUM([.D2:.D21])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6:32:37.581869378</meta:creation-date>
    <dc:date>2016-12-22T22:59:33.154530358</dc:date>
    <meta:editing-duration>PT5H36M4S</meta:editing-duration>
    <meta:editing-cycles>1</meta:editing-cycles>
    <meta:document-statistic meta:table-count="1" meta:cell-count="54" meta:object-count="0"/>
    <meta:generator>LibreOffice/5.1.2.2$Linux_X86_64 LibreOffice_project/10m0$Build-2</meta:generator>
  </office:meta>
</office:document-meta>
</file>